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4.2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Wyszukiwarka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Wybór lokalizacji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Nota prawna i kontakt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Nota prawna i kontakt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table:number-columns-repeated="2" office:value-type="string" calcext:value-type="string">
            <text:p>Points of Interest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Nie znaleziono strony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to e-przewodnik po Niemczech. Znajdziesz tu aktualne informacje, najnowsze wydarzenia i porady. Zawsze aktualne i w Twoim języku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Wygeneruj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Niestety Twój język nie jest tutaj dostępny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Wybierz język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Ostania zmiana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cje lokalne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Niestety ten język nie jest tutaj dostępny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Niestety nie znaleziono tego miasta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iestety nie znaleziono tej strony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Niestety nie znaleziono tego wydarzenia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Niestety nie znaleziono tej oferty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Niestety nie znaleziono tego Point of Interest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iestety nie znaleziono tej strony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Połączenie z serwerem nie powiodło się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Nie udało się przetworzyć żądania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Nie udało się przetworzyć odpowiedzi serwera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Wystąpił nieznany błąd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Spróbuj ponownie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Niestety nie udało się załadować strony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Wybierz język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Do strony startowej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Do kategorii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Do wydarzeń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Do ofert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Błąd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Wystąpił błąd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Niestety zmiana języka się nie powiodła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Wybrany język nie jest dostępny offline. Konieczne jest aktywne połączenie z Internetem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Placówka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Obecnie nie ma żadnych wydarzeń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Funkcje techniczne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Treści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ert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Kontakt i nota prawna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Wyszukaj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Treść strony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Treść wydarzenia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Wyślij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Wystąpił błąd podczas wysyłania opinii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Opinia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Co było pomocne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Co możemy zrobić lepiej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Do czego służy opinia zwrotna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Czy ta strona jest pomocna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Przydatne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ie przydatne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Niestety nie znaleziono odpowiednich wyników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Twoja opinia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ie znalazłeś właściwej rzeczy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Jakich informacji tutaj brakuje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Wysłano opinię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Bardzo dziękujemy za opinię. Dzięki temu pomagasz nam ulepszać nasze treści i aplikację {{appName}}. Mamy nadzieję na dalsze informacje zwrotne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Zamknij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Ta strona nie jest pomocna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Ta strona jest pomocna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to e-przewodnik po Niemczech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Wyszukiwarka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Szybko znajdź odpowiednią informację za pomocą haseł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Zmiana języka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Łatwa zmiana języka na pojedynczych stronach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Aktualne wydarzenia i terminy w okolicy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Oferty pracy, staże itd. w okolicy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Ustawienia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Naciskając "{{accept}}„, zezwalam aplikacji App,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ność aplikacji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 na ulepszanie {{appName}} dzięki automatycznemu przesyłaniu raportów o awariach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owiadomienia typu push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na wysyłanie powiadomień push o aktualnościach lokalnych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okalizacje w pobliżu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na sugerowanie lokalizacje w pobliżu przy użyciu mojej lokalizacji GPS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Pomiń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Dalej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Przerwij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Zapisz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Dostosuj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Odrzuć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kceptuj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Oświadczenie o ochronie danych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Znajdź lokalizację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lokalizacje w pobliżu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ie znaleziono lokalizacji w pobliżu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Wskazówka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Usługi lokalizacyjne muszą być włączone, aby wyświetlić lokalizacje w pobliżu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Nota prawna i kontakt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Ochrona danych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Kategorie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Brak wydarzeń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iedostępne w innych językach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Brak dostępnego tłumaczenia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Wyszukaj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Zmień placówkę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Zmień język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Ustawienia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Udostępnij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Przerwij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Właśnie znaleziono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Niestety udostępnianie treści nie powiodło się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Nota prawna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ność aplikacji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Ulepszanie aplikacji {{appName}} przez automatycznie wysyłanie raportów o awariach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owiadomienia typu push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Otrzymywanie powiadomień typu push o aktualnościach lokalnych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okalizacje w pobliżu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Uzyskiwanie sugestii dotyczących lokalizacji w pobliżu za pomocą lokalizacji GP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O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Oświadczenie o ochronie danych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Wersja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cje open source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Zezwól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aktywuj funkcje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Brak dostępnych ofert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Brak dostępnych ofert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Ogrzewanie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Woda/ścieki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Wywóz śmieci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Kominiarz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Inne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ż/miejsce postojowe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Inne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Kuchnia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Łazienka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Pokój dziecięcy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Pokój dziecięcy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Pokój dziecięcy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Sypialnia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Salon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Sień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Pomieszczenie gospodarcze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Pomieszczenie piwniczne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kon / tar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7" meta:object-count="0"/>
    <meta:generator>LibreOffice/6.4.4.2$Linux_X86_64 LibreOffice_project/40$Build-2</meta:generator>
  </office:meta>
</office:document-meta>
</file>